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olas" svg:font-family="Consolas" style:font-family-generic="modern" style:font-pitch="fixed"/>
  </office:font-face-decls>
  <office:automatic-styles>
	</office:automatic-styles>
  <office:body>
    <office:text text:use-soft-page-breaks="true">
      <text:h text:style-name="Title">Ahmed Vip Abo-Shadi</text:h>
      <text:p>
				Phone: 
				<text:a xlink:href="tel:+17144635142"> +1 (714) 463 5142</text:a>
			</text:p>
      <text:p>
				GitHub: 
				<text:a xlink:href="http://www.github.com/Windows81"> www.github.com/Windows81 </text:a>
			</text:p>
      <text:p>
				Email: 
				<text:a xlink:href="mailto:aboshadi.n.ahmed@gmail.com"> aboshadi.n.ahmed@gmail.com </text:a>
			</text:p>
      <text:h text:style-name="Heading2">Skills</text:h>
      <text:p text:style-name="Normal">
				<!-- SKILLS START -->
				Node.JS; 
				HTML5/CSS3; 
				React; 
				MongoDB; 
				Roblox Lua(u); 
				Python; 
				FFmpeg; 
				Git; GitHub; 
				GNU/Linux; 
				Bash; 
				PowerShell; 
				C++; 
				Android/Linux; 
				Docker Compose; 
				PHP; 
				MySQL; 
				Documenting Stuff; 
				Affinity Photo; 
				FL Studio; 
				Microsoft Office; 
				OBS Studio; 
				Filmora 13; 
				Blender; 
				VS Code; 
				OpenDocument; 
				<!-- SKILLS END -->
			 </text:p>
      <text:h text:style-name="Heading2">Education</text:h>
      <!-- EDUCATION START -->
      <text:h text:style-name="Heading3">California State University, Fullerton (prospective)</text:h>
      <text:p text:style-name="Normal">Pursuing a MS in Computer Engineering</text:p>
      <text:p text:style-name="Normal">Investing in a stronger emphasis in computer hardware</text:p>
      <text:h text:style-name="Heading3">University of California, Irvine (March 2024)</text:h>
      <text:p text:style-name="Normal">Completed a BS in Software Engineering with a GPA of 3.671</text:p>
      <text:p text:style-name="Normal">Enrolled at the school of Informatics &amp; Computer Science</text:p>
      <text:p text:style-name="Normal">Participated at ACM; devised and presented solutions for LeetCode problems</text:p>
      <text:p text:style-name="Normal">Started course track for an MSE in Computer Engineering at CSUF</text:p>
      <text:h text:style-name="Heading3">Santiago Canyon College (May 2020)</text:h>
      <text:p text:style-name="Normal">Majored in Computer Science; graduated with an AA in Liberal Arts</text:p>
      <text:p text:style-name="Normal">Re-took courses in data structures; enrolled in STEM Academy</text:p>
      <text:p text:style-name="Normal">Earnt a 4.0 GPA for major-related courses</text:p>
      <!-- EDUCATION END -->
      <text:h text:style-name="Heading2">Work</text:h>
      <!-- WORK START -->
      <text:h text:style-name="Heading3">Front-end Developer at GameIn (Sep 2023 - Mar 2024)</text:h>
      <text:p text:style-name="Normal">a tool to match e-sports streamers and financial sponsors</text:p>
      <text:p text:style-name="Normal">Implemented mobile-responsive pages using Next.js (and thus React) from existing mockups</text:p>
      <text:p text:style-name="Normal">Collaborated directly with other developers and C-suite personnel</text:p>
      <text:p text:style-name="Normal">Took part in building and presenting a team-wide slide deck in Google Slides; styled with Figma</text:p>
      <text:h text:style-name="Heading3">Contracted Graphic Designer @ Islamic Institute of Orange County (Apr 2016 - Present)</text:h>
      <text:p text:style-name="Normal">et al.</text:p>
      <text:p text:style-name="Normal">Advertised social events with non-profits, e.g. Islamic Institute of Orange County and Sabil USA</text:p>
      <text:p text:style-name="Normal">Additionally, designed real-estate marketing materials for Berkshire Hathaway agents</text:p>
      <text:p text:style-name="Normal">Commissioned to design over 20 event fliers for non-profit organizations</text:p>
      <text:h text:style-name="Heading3">Internship @ CSU Fullerton (Sep 2017 - May 2018)</text:h>
      <text:p text:style-name="Normal">under the Val Tech Program</text:p>
      <text:p text:style-name="Normal">Assisted in the development of a brain-computer interface with graduate students</text:p>
      <text:p text:style-name="Normal">Designed user interface for mock-up calibration procedure</text:p>
      <text:p text:style-name="Normal">Project coordinated by Professor Kiran George, PhD</text:p>
      <text:h text:style-name="Heading3">Professional Engineering Course Center (Jun 2015 - Present)</text:h>
      <text:p text:style-name="Normal">(on call)</text:p>
      <text:p text:style-name="Normal">Consulted in provisioning GNU/Linux file servers for office use using Ubuntu and Samba</text:p>
      <text:p text:style-name="Normal">Assisted in architectural and structural design plans of commercial and industrial sites</text:p>
      <text:h text:style-name="Heading3">Raising Cane's; El Pollo Loco (Aug 2019 - Jun 2021)</text:h>
      <text:p text:style-name="Normal">(customer service, part-time)</text:p>
      <text:p text:style-name="Normal">Effectively communicated with customers and team members in a fast-paced environment</text:p>
      <text:p text:style-name="Normal">Assumed different roles within the restaurant to support overall operations</text:p>
      <text:p text:style-name="Normal">Handled cash transactions and using point-of-sale systems</text:p>
      <text:p text:style-name="Normal">Addressed customer concerns and resolving issues in a positive and efficient manner</text:p>
      <text:p text:style-name="Normal">Carefully selecting an adequate pricing scheme according to market value</text:p>
      <!-- WORK END -->
      <text:h text:style-name="Heading2">Projects</text:h>
      <!-- PROJECTS START -->
      <text:h text:style-name="Heading3">Rōblox Freedom Distribution (Jul 2023 - current)</text:h>
      <text:p text:style-name="Normal">https://github.com/Windows81/Roblox-Freedom-Distribution</text:p>
      <text:p text:style-name="Normal">Rōblox Freedom Distribution is a streamlined culmination of research to allow users to host and join Rōblox servers in a local- or wide-area network.</text:p>
      <text:p text:style-name="Normal">Created a Python bootstrapper, dually for clients and servers, for seamless connectivity</text:p>
      <text:p text:style-name="Normal">Enhanced functionality through team collaboration, code reviews, and feature development</text:p>
      <text:p text:style-name="Normal">Ensured fair-use compliance by auditing business-legal literature</text:p>
      <text:h text:style-name="Heading3">Bring Back Buffets (Mar 2021 - Apr 2021)</text:h>
      <text:p text:style-name="Normal">https://github.com/Windows81/Bring-Back-Buffets</text:p>
      <text:p text:style-name="Normal">Bring Back Buffets was a mobile web app written in JavaScript with the objective to revive buffets that had to close due to Covid. This project's user-interaction model drew inspiration from how Korean barbecue establishments operate.</text:p>
      <text:p text:style-name="Normal">Engineered separate user interfaces for customers, cashiers, and kitchen staff</text:p>
      <text:p text:style-name="Normal">Streamlined the Covid dining experience UX with mobile-device ordering</text:p>
      <text:p text:style-name="Normal">Developed a cashier system for efficient order tracking</text:p>
      <text:p text:style-name="Normal">Built a front-end for bussers to ensure timely order preparation and delivery</text:p>
      <text:h text:style-name="Heading3">GoAnimate Wrapper (Dec 2019 - Nov 2020)</text:h>
      <text:p text:style-name="Normal">https://github.com/GoAnimate-Wrapper/GoAnimate-Wrapper</text:p>
      <text:p text:style-name="Normal">GoAnimate Wrapper is a locally-hosted project with product features to interop with Vyond's Legacy Video Maker. With a team of community experts, Wrapper became my most significant production-level full-stack web infrastructure project.</text:p>
      <text:p text:style-name="Normal">Created and scaled a modern Node.JS interface replicating GoAnimate's back-end functionalities</text:p>
      <text:p text:style-name="Normal">Reverse-engineered Shockwave Flash files and analyzed legacy ActionScript code</text:p>
      <text:p text:style-name="Normal">Delivered hundreds of engaging video experiences by May 2021</text:p>
      <text:p text:style-name="Normal">Over 21,000 results on a YouTube query for Wrapper and derivative works</text:p>
      <text:h text:style-name="Heading3">Rōblox Script Executor (Jul 2022 - May 2023)</text:h>
      <text:p text:style-name="Normal">https://github.com/Windows81/Roblox-Script-Executor-CLI</text:p>
      <text:p text:style-name="Normal">Rōblox Script Executor was a command-line interface facilitating script execution on Rōblox.</text:p>
      <text:p text:style-name="Normal">Constructed custom syntax for script execution in Luau</text:p>
      <text:p text:style-name="Normal">Introduced per-script parameterization for user ease</text:p>
      <text:p text:style-name="Normal">Created 142 predefined scripts in a sister repository, many with help pages</text:p>
      <text:h text:style-name="Heading3">Tubeup (Aug 2023)</text:h>
      <text:p text:style-name="Normal">https://github.com/bibanon/tubeup</text:p>
      <text:p text:style-name="Normal">Tubeup is a project I reviewed and contributed code to re-upload videos from my YouTube chanel to the Internet Archive.</text:p>
      <text:p text:style-name="Normal">Addressed apparent bugs within a payload of 234 YouTube videos</text:p>
      <text:p text:style-name="Normal">Implemented fixes on GitHub to account for deleted assets</text:p>
      <text:p text:style-name="Normal">Intuited yt-dlp's Python interface</text:p>
      <text:h text:style-name="Heading3">Screwdja-YuJa (Dec 2022)</text:h>
      <text:p text:style-name="Normal">https://github.com/Windows81/Screwdja-YuJa</text:p>
      <text:p text:style-name="Normal">Screwdja-YuJa addressed a severe vulnerability in YuJa's API that I identified and reported.</text:p>
      <text:p text:style-name="Normal">Bootstrapped effort to release a major security patch after ~2 days</text:p>
      <text:p text:style-name="Normal">Exposed saved videos and metadata, resolved after notification</text:p>
      <text:h text:style-name="Heading3">Time is Musical (May 2021 - Feb 2022)</text:h>
      <text:p text:style-name="Normal">https://github.com/Windows81/Time-Is-Musical</text:p>
      <text:p text:style-name="Normal">Time is Musical is a musical adaptation of the WWV time station</text:p>
      <text:p text:style-name="Normal">Streamed live on YouTube using FFmpeg's lavfi filter</text:p>
      <text:p text:style-name="Normal">Mastered, mixed, and reproduced a composition of five tracks</text:p>
      <text:p text:style-name="Normal">Devised an algorithm to uniquely select playing loops per minute</text:p>
      <text:p text:style-name="Normal">Produced 42 synth loops using FL Studio 20</text:p>
      <text:p text:style-name="Normal">Constructed Python script for stream parameters</text:p>
      <text:h text:style-name="Heading3">Webhooky (Feb 2018 - Sep 2019)</text:h>
      <text:p text:style-name="Normal">https://github.com/Windows81/Playing-Webhooky</text:p>
      <text:p text:style-name="Normal">Webhooky was a lightweight, database-driven webhook proxy for Rōblox games interacting with Discord's webhook API.</text:p>
      <text:p text:style-name="Normal">Made use of PHP, SQL (MySQL), and PHPMyAdmin to process and store request logs</text:p>
      <text:p text:style-name="Normal">Empowered over 200 game developers to transfer data to Discord with my service</text:p>
      <text:p text:style-name="Normal">Montored and tracked infrastructure usage stats on cPanel via 000webhost</text:p>
      <text:h text:style-name="Heading3">Rōblox Custom Catalogue (Jun 2021 - May 2022)</text:h>
      <text:p text:style-name="Normal">https://www.roblox.com/games/7073192492/UGC-Spr</text:p>
      <text:p text:style-name="Normal">Rōblox Custom Catalogue was a prospective Free marketplace licensed under GNU GPL.</text:p>
      <text:p text:style-name="Normal">Designed a sleek user interface using Rōblox Studio, without third-party libraries</text:p>
      <text:p text:style-name="Normal">Enabled potential users to sell hats, accessories, and packages outside the official Rōblox store</text:p>
      <text:h text:style-name="Heading3">Windows81.github.io (May 2020)</text:h>
      <text:p text:style-name="Normal">https://windows81.github.io</text:p>
      <text:p text:style-name="Normal">Windows81.github.io is a personal website hosted on GitHub Pages.</text:p>
      <text:p text:style-name="Normal">Compiled my creative 3D-showcasing work on Rōblox</text:p>
      <text:p text:style-name="Normal">Incorporated elements of responsive philosophy</text:p>
      <text:p text:style-name="Normal">Hand-coded using HTML and CSS, sans third-party frameworks</text:p>
      <!-- PROJECTS END --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olas" svg:font-family="Consolas" style:font-family-generic="modern" style:font-pitch="fixed" svg:panose-1="2 11 6 9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imHei" svg:font-family="SimHei" style:font-family-generic="modern" style:font-pitch="fixed" svg:panose-1="2 1 6 9 6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onsolas" fo:font-weight="normal" fo:font-style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fo:background-color="transparent" style:text-underline-type="none" style:text-underline-color="font-color" style:text-emphasize="none" fo:language="en" fo:country="GB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/>
      <style:text-properties style:font-name="Consolas" fo:color="#2F5496" fo:font-size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/>
      <style:text-properties style:font-name="Consolas" fo:color="#2F5496" fo:font-size="16pt" fo:hyphenate="false"/>
    </style:style>
    <style:style style:name="Heading3" style:display-name="Heading 3" style:family="paragraph" style:parent-style-name="Normal" style:next-style-name="Normal" style:default-outline-level="2">
      <style:paragraph-properties fo:keep-with-next="always" fo:keep-together="always"/>
      <style:text-properties style:font-name="Consolas" fo:color="#2F5496" fo:font-size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onsolas" fo:color="#2F5496" fo:font-size="13pt"/>
    </style:style>
    <style:style style:name="Heading1Char" style:display-name="Heading 1 Char" style:family="text" style:parent-style-name="DefaultParagraphFont">
      <style:text-properties style:font-name="Consolas" fo:color="#2F5496" fo:font-size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SERNAME</meta:initial-creator>
    <dc:creator>VisualPlugin VisualPlugin</dc:creator>
    <meta:creation-date>2025-03-03T08:08:00Z</meta:creation-date>
    <dc:date>2025-03-03T08:08:00Z</dc:date>
    <meta:template xlink:href="Normal.dotm" xlink:type="simple"/>
    <meta:editing-cycles>2</meta:editing-cycles>
    <meta:editing-duration>PT0S</meta:editing-duration>
    <meta:document-statistic meta:page-count="1" meta:paragraph-count="1" meta:word-count="2" meta:character-count="16" meta:row-count="1" meta:non-whitespace-character-count="15"/>
  </office:meta>
</office:document-meta>
</file>